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0200" officeooo:paragraph-rsid="00040200"/>
    </style:style>
    <style:style style:name="P2" style:family="paragraph" style:parent-style-name="Standard">
      <style:paragraph-properties>
        <style:tab-stops>
          <style:tab-stop style:position="0.3937in"/>
        </style:tab-stops>
      </style:paragraph-properties>
      <style:text-properties officeooo:rsid="00040200" officeooo:paragraph-rsid="00040200"/>
    </style:style>
    <style:style style:name="P3" style:family="paragraph" style:parent-style-name="Standard">
      <style:text-properties officeooo:rsid="00040200" officeooo:paragraph-rsid="00046d87"/>
    </style:style>
    <style:style style:name="P4" style:family="paragraph" style:parent-style-name="Standard">
      <style:text-properties officeooo:rsid="00046d87" officeooo:paragraph-rsid="00046d87"/>
    </style:style>
    <style:style style:name="P5" style:family="paragraph" style:parent-style-name="Standard">
      <style:paragraph-properties fo:margin-left="0.5in" fo:margin-right="0in" fo:text-indent="0.3937in" style:auto-text-indent="false">
        <style:tab-stops>
          <style:tab-stop style:position="0.3937in"/>
        </style:tab-stops>
      </style:paragraph-properties>
      <style:text-properties style:font-name="Courier New" fo:font-size="12pt" fo:language="ro" fo:country="RO" officeooo:paragraph-rsid="00040200" style:font-size-asian="12pt" style:font-name-complex="Courier New" style:font-size-complex="12pt"/>
    </style:style>
    <style:style style:name="P6" style:family="paragraph" style:parent-style-name="Standard">
      <style:paragraph-properties fo:margin-left="0in" fo:margin-right="0in" fo:text-indent="0.5in" style:auto-text-indent="false">
        <style:tab-stops>
          <style:tab-stop style:position="0.3937in"/>
        </style:tab-stops>
      </style:paragraph-properties>
      <style:text-properties officeooo:rsid="00040200" officeooo:paragraph-rsid="00040200"/>
    </style:style>
    <style:style style:name="P7" style:family="paragraph" style:parent-style-name="Standard">
      <style:paragraph-properties fo:margin-left="0in" fo:margin-right="0in" fo:text-indent="0.25in" style:auto-text-indent="false">
        <style:tab-stops>
          <style:tab-stop style:position="0.3937in"/>
        </style:tab-stops>
      </style:paragraph-properties>
      <style:text-properties style:font-name="Times New Roman" fo:font-size="12pt" fo:language="ro" fo:country="RO" officeooo:paragraph-rsid="00046d87" style:font-size-asian="12pt" style:font-name-complex="Times New Roman" style:font-size-complex="12pt"/>
    </style:style>
    <style:style style:name="P8" style:family="paragraph" style:parent-style-name="Standard">
      <style:paragraph-properties fo:margin-left="0in" fo:margin-right="0in" fo:text-indent="0.25in" style:auto-text-indent="false">
        <style:tab-stops>
          <style:tab-stop style:position="0.3937in"/>
        </style:tab-stops>
      </style:paragraph-properties>
      <style:text-properties officeooo:paragraph-rsid="00046d87"/>
    </style:style>
    <style:style style:name="P9" style:family="paragraph" style:parent-style-name="Standard">
      <style:paragraph-properties fo:margin-left="0.25in" fo:margin-right="0in" fo:text-indent="0.3937in" style:auto-text-indent="false">
        <style:tab-stops>
          <style:tab-stop style:position="0.3937in"/>
        </style:tab-stops>
      </style:paragraph-properties>
      <style:text-properties style:font-name="Times New Roman" fo:font-size="12pt" fo:language="ro" fo:country="RO" officeooo:paragraph-rsid="00046d87" style:font-size-asian="12pt" style:font-name-complex="Times New Roman" style:font-size-complex="12pt"/>
    </style:style>
    <style:style style:name="P10" style:family="paragraph" style:parent-style-name="Standard">
      <style:paragraph-properties fo:margin-left="0.25in" fo:margin-right="0in" fo:text-indent="0.3937in" style:auto-text-indent="false">
        <style:tab-stops>
          <style:tab-stop style:position="0.3937in"/>
        </style:tab-stops>
      </style:paragraph-properties>
      <style:text-properties style:font-name="Courier New" fo:font-size="12pt" fo:language="ro" fo:country="RO" officeooo:paragraph-rsid="00046d87" style:font-size-asian="12pt" style:font-name-complex="Courier New" style:font-size-complex="12pt"/>
    </style:style>
    <style:style style:name="P11" style:family="paragraph" style:parent-style-name="Standard">
      <style:paragraph-properties fo:margin-left="0.25in" fo:margin-right="0in" fo:text-indent="0.3937in" style:auto-text-indent="false">
        <style:tab-stops>
          <style:tab-stop style:position="0.3937in"/>
        </style:tab-stops>
      </style:paragraph-properties>
      <style:text-properties officeooo:paragraph-rsid="00046d87"/>
    </style:style>
    <style:style style:name="P12" style:family="paragraph" style:parent-style-name="Standard">
      <style:paragraph-properties fo:margin-left="0in" fo:margin-right="0in" fo:text-indent="0in" style:auto-text-indent="false">
        <style:tab-stops>
          <style:tab-stop style:position="0.3937in"/>
        </style:tab-stops>
      </style:paragraph-properties>
      <style:text-properties officeooo:paragraph-rsid="00072c89"/>
    </style:style>
    <style:style style:name="P13" style:family="paragraph" style:parent-style-name="Standard">
      <style:paragraph-properties fo:margin-left="0in" fo:margin-right="0in" fo:text-indent="0in" style:auto-text-indent="false">
        <style:tab-stops>
          <style:tab-stop style:position="0.3937in"/>
        </style:tab-stops>
      </style:paragraph-properties>
      <style:text-properties officeooo:rsid="00040200" officeooo:paragraph-rsid="0005b1b8"/>
    </style:style>
    <style:style style:name="P14" style:family="paragraph" style:parent-style-name="Standard">
      <style:paragraph-properties fo:margin-left="0in" fo:margin-right="0in" fo:text-indent="0in" style:auto-text-indent="false">
        <style:tab-stops>
          <style:tab-stop style:position="0.3937in"/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rsid="00040200" officeooo:paragraph-rsid="00072c89"/>
    </style:style>
    <style:style style:name="P15" style:family="paragraph" style:parent-style-name="Standard">
      <style:paragraph-properties fo:margin-left="0in" fo:margin-right="0in" fo:text-indent="0in" style:auto-text-indent="false">
        <style:tab-stops>
          <style:tab-stop style:position="0.3937in"/>
          <style:tab-stop style:position="0.5909in"/>
        </style:tab-stops>
      </style:paragraph-properties>
      <style:text-properties officeooo:paragraph-rsid="00072c89"/>
    </style:style>
    <style:style style:name="P16" style:family="paragraph" style:parent-style-name="Стандартный_20_HTML">
      <style:paragraph-properties>
        <style:tab-stops>
          <style:tab-stop style:position="0.3937in"/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Times New Roman" fo:font-size="12pt" fo:language="ro" fo:country="RO" officeooo:paragraph-rsid="00072c89" style:font-size-asian="12pt" style:font-name-complex="Times New Roman" style:font-size-complex="12pt"/>
    </style:style>
    <style:style style:name="P17" style:family="paragraph" style:parent-style-name="Стандартный_20_HTML">
      <style:paragraph-properties>
        <style:tab-stops>
          <style:tab-stop style:position="0.3937in"/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072c89"/>
    </style:style>
    <style:style style:name="P18" style:family="paragraph" style:parent-style-name="Standard">
      <style:paragraph-properties>
        <style:tab-stops>
          <style:tab-stop style:position="0.3937in"/>
        </style:tab-stops>
      </style:paragraph-properties>
      <style:text-properties style:font-name="Times New Roman" fo:font-size="12pt" fo:language="ro" fo:country="RO" officeooo:rsid="00040200" officeooo:paragraph-rsid="00040200" style:font-size-asian="12pt" style:font-name-complex="Times New Roman" style:font-size-complex="12pt"/>
    </style:style>
    <style:style style:name="P19" style:family="paragraph" style:parent-style-name="Standard">
      <style:text-properties style:font-name="Times New Roman" fo:font-size="12pt" fo:language="ro" fo:country="RO" officeooo:rsid="00040200" officeooo:paragraph-rsid="00040200" style:font-size-asian="12pt" style:font-name-complex="Times New Roman" style:font-size-complex="12pt"/>
    </style:style>
    <style:style style:name="P20" style:family="paragraph" style:parent-style-name="Standard">
      <style:text-properties style:font-name="Times New Roman" fo:font-size="12pt" fo:language="ro" fo:country="RO" officeooo:rsid="00046d87" officeooo:paragraph-rsid="00046d87" style:font-size-asian="12pt" style:font-name-complex="Times New Roman" style:font-size-complex="12pt"/>
    </style:style>
    <style:style style:name="P21" style:family="paragraph" style:parent-style-name="Standard" style:list-style-name="WW8Num8">
      <style:paragraph-properties>
        <style:tab-stops>
          <style:tab-stop style:position="0.3937in"/>
          <style:tab-stop style:position="0.5in"/>
        </style:tab-stops>
      </style:paragraph-properties>
      <style:text-properties officeooo:paragraph-rsid="00046d87"/>
    </style:style>
    <style:style style:name="P22" style:family="paragraph" style:parent-style-name="Standard">
      <style:paragraph-properties fo:margin-left="0in" fo:margin-right="0in" fo:text-indent="0in" style:auto-text-indent="false">
        <style:tab-stops>
          <style:tab-stop style:position="0.3937in"/>
        </style:tab-stops>
      </style:paragraph-properties>
      <style:text-properties style:font-name="Times New Roman" fo:font-size="12pt" fo:language="ro" fo:country="RO" officeooo:paragraph-rsid="00046d87" style:font-size-asian="12pt" style:font-name-complex="Times New Roman" style:font-size-complex="12pt"/>
    </style:style>
    <style:style style:name="P23" style:family="paragraph" style:parent-style-name="Standard">
      <style:paragraph-properties fo:margin-left="0in" fo:margin-right="0in" fo:text-indent="0in" style:auto-text-indent="false">
        <style:tab-stops>
          <style:tab-stop style:position="0.3937in"/>
        </style:tab-stops>
      </style:paragraph-properties>
      <style:text-properties style:font-name="Times New Roman" fo:font-size="12pt" fo:language="ro" fo:country="RO" officeooo:rsid="00040200" officeooo:paragraph-rsid="0005b1b8" style:font-size-asian="12pt" style:font-name-complex="Times New Roman" style:font-size-complex="12pt"/>
    </style:style>
    <style:style style:name="P24" style:family="paragraph" style:parent-style-name="Standard">
      <style:paragraph-properties fo:margin-left="0in" fo:margin-right="0in" fo:text-indent="0in" style:auto-text-indent="false">
        <style:tab-stops>
          <style:tab-stop style:position="0.3937in"/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Times New Roman" fo:font-size="12pt" fo:language="ro" fo:country="RO" officeooo:paragraph-rsid="00072c89" style:font-name-asian="Times New Roman" style:font-size-asian="12pt" style:font-name-complex="Times New Roman" style:font-size-complex="12pt"/>
    </style:style>
    <style:style style:name="P25" style:family="paragraph" style:parent-style-name="Standard">
      <style:paragraph-properties fo:margin-left="0in" fo:margin-right="0in" fo:text-indent="0in" style:auto-text-indent="false">
        <style:tab-stops>
          <style:tab-stop style:position="0.3937in"/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2pt" fo:language="ro" fo:country="RO" officeooo:rsid="00040200" officeooo:paragraph-rsid="00072c89" style:font-name-asian="Times New Roman" style:font-size-asian="12pt" style:font-name-complex="Courier New" style:font-size-complex="12pt"/>
    </style:style>
    <style:style style:name="P26" style:family="paragraph" style:parent-style-name="Стандартный_20_HTML">
      <style:paragraph-properties fo:margin-left="0in" fo:margin-right="0in" fo:text-indent="0in" style:auto-text-indent="false">
        <style:tab-stops>
          <style:tab-stop style:position="0.3937in"/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2pt" fo:language="ro" fo:country="RO" fo:font-style="italic" officeooo:rsid="00040200" officeooo:paragraph-rsid="00072c89" style:font-name-asian="Times New Roman" style:font-size-asian="12pt" style:font-style-asian="italic" style:font-name-complex="Courier New" style:font-size-complex="12pt"/>
    </style:style>
    <style:style style:name="P27" style:family="paragraph" style:parent-style-name="List_20_Paragraph1" style:list-style-name="WW8Num9">
      <style:paragraph-properties fo:margin-top="0in" fo:margin-bottom="0in" loext:contextual-spacing="false">
        <style:tab-stops>
          <style:tab-stop style:position="0in"/>
          <style:tab-stop style:position="0.3937in"/>
        </style:tab-stops>
      </style:paragraph-properties>
      <style:text-properties officeooo:paragraph-rsid="00046d87"/>
    </style:style>
    <style:style style:name="P28" style:family="paragraph" style:parent-style-name="List_20_Paragraph1" style:list-style-name="WW8Num12">
      <style:paragraph-properties fo:margin-top="0in" fo:margin-bottom="0in" loext:contextual-spacing="false">
        <style:tab-stops>
          <style:tab-stop style:position="0in"/>
          <style:tab-stop style:position="0.3937in"/>
        </style:tab-stops>
      </style:paragraph-properties>
      <style:text-properties officeooo:paragraph-rsid="00072c89"/>
    </style:style>
    <style:style style:name="P29" style:family="paragraph" style:parent-style-name="List_20_Paragraph1" style:list-style-name="WW8Num40">
      <style:paragraph-properties fo:margin-left="0.5in" fo:margin-right="0in" fo:margin-top="0in" fo:margin-bottom="0in" loext:contextual-spacing="false" fo:text-indent="-0.1063in" style:auto-text-indent="false">
        <style:tab-stops>
          <style:tab-stop style:position="0.3937in"/>
          <style:tab-stop style:position="0.5909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072c89"/>
    </style:style>
    <style:style style:name="P30" style:family="paragraph" style:parent-style-name="List_20_Paragraph1" style:list-style-name="WW8Num40">
      <style:paragraph-properties fo:margin-left="0.5in" fo:margin-right="0in" fo:text-indent="-0.1063in" style:auto-text-indent="false">
        <style:tab-stops>
          <style:tab-stop style:position="0.3937in"/>
          <style:tab-stop style:position="0.5909in"/>
        </style:tab-stops>
      </style:paragraph-properties>
      <style:text-properties style:font-name="Times New Roman" fo:font-size="12pt" fo:language="ro" fo:country="RO" fo:font-style="italic" officeooo:rsid="00040200" officeooo:paragraph-rsid="00072c89" style:font-size-asian="12pt" style:font-style-asian="italic" style:font-name-complex="Times New Roman" style:font-size-complex="12pt"/>
    </style:style>
    <style:style style:name="P31" style:family="paragraph" style:parent-style-name="List_20_Paragraph1" style:list-style-name="WW8Num12">
      <style:paragraph-properties fo:margin-left="0.5in" fo:margin-right="0in" fo:text-indent="-0.1063in" style:auto-text-indent="false">
        <style:tab-stops>
          <style:tab-stop style:position="0in"/>
          <style:tab-stop style:position="0.3937in"/>
        </style:tab-stops>
      </style:paragraph-properties>
      <style:text-properties style:font-name="Times New Roman" fo:font-size="12pt" fo:language="ro" fo:country="RO" fo:font-style="italic" officeooo:rsid="00040200" officeooo:paragraph-rsid="00072c89" style:font-size-asian="12pt" style:font-style-asian="italic" style:font-name-complex="Times New Roman" style:font-size-complex="12pt"/>
    </style:style>
    <style:style style:name="T1" style:family="text">
      <style:text-properties style:font-name="Times New Roman" fo:font-size="12pt" fo:language="ro" fo:country="RO" style:font-size-asian="12pt" style:font-name-complex="Times New Roman" style:font-size-complex="12pt"/>
    </style:style>
    <style:style style:name="T2" style:family="text">
      <style:text-properties style:font-name="Times New Roman" fo:font-size="12pt" fo:language="ro" fo:country="RO" fo:font-style="italic" style:font-size-asian="12pt" style:font-style-asian="italic" style:font-name-complex="Times New Roman" style:font-size-complex="12pt"/>
    </style:style>
    <style:style style:name="T3" style:family="text">
      <style:text-properties style:font-name="Times New Roman" fo:font-size="12pt" fo:language="ro" fo:country="RO" fo:font-weight="bold" style:font-size-asian="12pt" style:font-weight-asian="bold" style:font-name-complex="Times New Roman" style:font-size-complex="12pt"/>
    </style:style>
    <style:style style:name="T4" style:family="text">
      <style:text-properties style:font-name="Times New Roman" fo:font-size="12pt" fo:language="ro" fo:country="RO" fo:font-weight="bold" style:font-size-asian="12pt" style:font-weight-asian="bold" style:font-name-complex="Times New Roman" style:font-size-complex="12pt" style:font-weight-complex="bold"/>
    </style:style>
    <style:style style:name="T5" style:family="text">
      <style:text-properties style:font-name="Times New Roman" fo:font-size="12pt" fo:language="ro" fo:country="RO" fo:font-weight="bold" style:font-name-asian="Times New Roman" style:font-size-asian="12pt" style:font-weight-asian="bold" style:font-name-complex="Times New Roman" style:font-size-complex="12pt"/>
    </style:style>
    <style:style style:name="T6" style:family="text">
      <style:text-properties style:font-name="Times New Roman" fo:font-size="12pt" fo:language="ro" fo:country="RO" style:font-name-asian="Times New Roman" style:font-size-asian="12pt" style:font-name-complex="Times New Roman" style:font-size-complex="12pt"/>
    </style:style>
    <style:style style:name="T7" style:family="text">
      <style:text-properties style:font-name="Courier New" fo:font-size="12pt" fo:language="ro" fo:country="RO" fo:font-style="italic" fo:font-weight="bold" style:font-size-asian="12pt" style:font-style-asian="italic" style:font-weight-asian="bold" style:font-name-complex="Courier New" style:font-size-complex="12pt"/>
    </style:style>
    <style:style style:name="T8" style:family="text">
      <style:text-properties style:font-name="Courier New" fo:font-size="12pt" fo:language="ro" fo:country="RO" fo:font-style="italic" fo:font-weight="bold" style:font-size-asian="12pt" style:font-style-asian="italic" style:font-weight-asian="bold" style:font-name-complex="Courier New" style:font-size-complex="12pt" style:font-style-complex="italic"/>
    </style:style>
    <style:style style:name="T9" style:family="text">
      <style:text-properties style:font-name="Courier New" fo:font-size="12pt" fo:language="ro" fo:country="RO" fo:font-weight="bold" style:font-size-asian="12pt" style:font-weight-asian="bold" style:font-name-complex="Courier New" style:font-size-complex="12pt"/>
    </style:style>
    <style:style style:name="T10" style:family="text">
      <style:text-properties style:font-name="Courier New" fo:font-size="12pt" fo:language="ro" fo:country="RO" fo:font-weight="bold" style:font-size-asian="12pt" style:font-weight-asian="bold" style:font-name-complex="Courier New" style:font-size-complex="12pt" style:font-weight-complex="bold"/>
    </style:style>
    <style:style style:name="T11" style:family="text">
      <style:text-properties style:font-name="Courier New" fo:font-size="12pt" fo:language="ro" fo:country="RO" fo:font-weight="bold" style:font-name-asian="Times New Roman" style:font-size-asian="12pt" style:font-weight-asian="bold" style:font-name-complex="Courier New" style:font-size-complex="12pt"/>
    </style:style>
    <style:style style:name="T12" style:family="text">
      <style:text-properties style:font-name="Courier New" fo:font-size="12pt" fo:language="ro" fo:country="RO" style:font-size-asian="12pt" style:font-name-complex="Courier New" style:font-size-complex="12pt"/>
    </style:style>
    <style:style style:name="T13" style:family="text">
      <style:text-properties style:font-name="Courier New" fo:font-size="12pt" fo:language="ro" fo:country="RO" style:font-name-asian="Times New Roman" style:font-size-asian="12pt" style:font-name-complex="Courier New" style:font-size-complex="12pt"/>
    </style:style>
    <style:style style:name="T14" style:family="text">
      <style:text-properties style:font-name="Courier New" style:font-name-asian="Times New Roman" style:font-name-complex="Courier New"/>
    </style:style>
    <style:style style:name="T15" style:family="text">
      <style:text-properties fo:font-size="12pt" fo:language="ro" fo:country="RO" fo:font-style="italic" style:font-size-asian="12pt" style:font-style-asian="italic" style:font-size-complex="12pt"/>
    </style:style>
    <style:style style:name="T16" style:family="text">
      <style:text-properties style:font-name-asian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Shel este un interpretor de comenzi</text:p>
      <text:p text:style-name="P2"><text:span text:style-name="T1">permite utilizatorului realizarea unor programe, numite </text:span><text:span text:style-name="T7">Shell Scripts</text:span><text:span text:style-name="T2">,</text:span><text:span text:style-name="T1"> facilitând construirea unor secvenţe de comenzi ce sunt plasate în nişte fişiere de tip text și sunt executate în mod identic cu programele compilate</text:span></text:p>
      <text:p text:style-name="P18">TIPURI de SHEL</text:p>
      <text:p text:style-name="P1"><text:span text:style-name="T9">Bash </text:span><text:span text:style-name="T1">(</text:span><text:span text:style-name="T9">Bourne Again Shell</text:span><text:span text:style-name="T1">). Există şi alte </text:span><text:span text:style-name="T9">shell-uri</text:span><text:span text:style-name="T1"> pe sisteme </text:span><text:span text:style-name="T9">GNU/Linux</text:span><text:span text:style-name="T1"> precum </text:span><text:span text:style-name="T9">tcsh, zsh, ash,</text:span><text:span text:style-name="T1"> etc. </text:span><text:span text:style-name="T9">Microsoft</text:span><text:span text:style-name="T1"> oferă </text:span><text:span text:style-name="T9">PowerShell</text:span><text:span text:style-name="T1"> pe sistemele </text:span><text:span text:style-name="T9">Windows</text:span><text:span text:style-name="T1">. </text:span></text:p>
      <text:p text:style-name="P6"><text:span text:style-name="T9">Shell-ul</text:span><text:span text:style-name="T1"> prezintă o serie de operatori folosiți pentru execuţia comenzilor. </text:span></text:p>
      <text:p text:style-name="P19"/>
      <text:p text:style-name="P1">2.<text:span text:style-name="T1">Șirul </text:span><text:span text:style-name="T10">#!</text:span><text:span text:style-name="T4"> </text:span><text:span text:style-name="T1">de la începutul fișierului poartă denumirea de </text:span><text:span text:style-name="T8">shebang</text:span><text:span text:style-name="T1">. Acesta indică sistemului ce program va fi invocat pentru a interpreta script-ul. Exemple pot fi:</text:span></text:p>
      <text:p text:style-name="P5">#!/bin/sh</text:p>
      <text:p text:style-name="P5">#!/bin/bash</text:p>
      <text:p text:style-name="P5">#!/usr/bin/perl</text:p>
      <text:p text:style-name="P5">#!/usr/bin/python</text:p>
      <text:p text:style-name="P19">#!/usr/bin/ruby</text:p>
      <text:p text:style-name="P20">BACKSLASHUL- păstrează valoare iterara a urmatorului caracter</text:p>
      <text:p text:style-name="P19"/>
      <text:p text:style-name="P3">3.<text:span text:style-name="T9">comanda1 ; comanda2</text:span><text:span text:style-name="T1"> - comenzile sunt executate secvențial (una după alta); </text:span></text:p>
      <text:list xml:id="list1003895254" text:style-name="WW8Num8">
        <text:list-item>
          <text:p text:style-name="P21"><text:span text:style-name="T9">comanda1 &amp;&amp; comanda2</text:span><text:span text:style-name="T1"> - </text:span><text:span text:style-name="T2">comanda2</text:span><text:span text:style-name="T1"> este executată numai dacă </text:span><text:span text:style-name="T2">comanda1</text:span><text:span text:style-name="T1"> are valoarea de retur 0;</text:span></text:p>
        </text:list-item>
        <text:list-item>
          <text:p text:style-name="P21"><text:span text:style-name="T9">comanda1 || comanda2</text:span><text:span text:style-name="T1"> - </text:span><text:span text:style-name="T2">comanda2</text:span><text:span text:style-name="T1"> este executată numai dacă </text:span><text:span text:style-name="T2">comanda1</text:span><text:span text:style-name="T1"> are valoarea de retur diferită de 0. </text:span></text:p>
        </text:list-item>
      </text:list>
      <text:p text:style-name="P3"><text:span text:style-name="T4">Înlănțuirea comenzilor.</text:span><text:span text:style-name="T1"> Înlănțuirea comenzilor se realizează folosind operatorul </text:span><text:span text:style-name="T10">| </text:span><text:span text:style-name="T9">(pipe). </text:span><text:span text:style-name="T1">În această situație ieșirea unei comenzi devine intrare pentru următoarea. Exemplu:</text:span></text:p>
      <text:p text:style-name="P3">4.<text:span text:style-name="T3">Utilizarea ghilimelelor</text:span><text:span text:style-name="T1">. În programarea de tip </text:span><text:span text:style-name="T9">shell bash</text:span><text:span text:style-name="T1"> există trei tipuri de ghilimele: </text:span></text:p>
      <text:list xml:id="list639252577" text:style-name="WW8Num9">
        <text:list-item>
          <text:p text:style-name="P27"><text:span text:style-name="T1">"</text:span><text:span text:style-name="T2">ghilimele duble</text:span><text:span text:style-name="T1">" - tot ce se află între ghilimelele duble se consideră <text:s/>o înșiruire de caractere, cu excepția caracterelor</text:span><text:span text:style-name="T9"> \</text:span><text:span text:style-name="T1"> și </text:span><text:span text:style-name="T9">$</text:span><text:span text:style-name="T1">. </text:span></text:p>
        </text:list-item>
      </text:list>
      <text:p text:style-name="P7">Exemplu:</text:p>
      <text:p text:style-name="P8"><text:span text:style-name="T12">$ echo -e "4 +\n5"</text:span><text:span text:style-name="T1"> - afișează 4 + și 5 pe următoarea linie.</text:span></text:p>
      <text:list xml:id="list95056250173234" text:continue-numbering="true" text:style-name="WW8Num9">
        <text:list-item>
          <text:p text:style-name="P27"><text:span text:style-name="T2">'ghilimele simple'</text:span><text:span text:style-name="T1"> – nu va fi prelucrat caracterul</text:span><text:span text:style-name="T12"> $.</text:span></text:p>
        </text:list-item>
      </text:list>
      <text:p text:style-name="P9">Exemplu:</text:p>
      <text:p text:style-name="P10">n=3</text:p>
      <text:p text:style-name="P11"><text:span text:style-name="T12">$ echo -e '4 + $n\n5'</text:span><text:span text:style-name="T1"> - va afișa 4+</text:span><text:span text:style-name="T12">$</text:span><text:span text:style-name="T1">n pe o linie și 5 pe linia următoare.</text:span></text:p>
      <text:p text:style-name="P3"><text:span text:style-name="T2">`ghilimele inclinate`</text:span><text:span text:style-name="T1"> - sunt folosite pentru a executa comanda aflată între acestea. Trebuie menționat că folosirea ghilimelelor înclinate are ca efect execuția comenzii </text:span><text:span text:style-name="T9">shell</text:span><text:span text:style-name="T1"> aflate între acestea și folosirea în script a rezultatului execuției.</text:span></text:p>
      <text:p text:style-name="P4"><text:span text:style-name="T1">5. REDIRECTIONARE- </text:span><text:span text:style-name="T9">Linux</text:span><text:span text:style-name="T1">, ca și în alte sisteme de operare, intrările/ ieșirile <text:s/>pot fi redirecționate către fișiere. </text:span></text:p>
      <text:p text:style-name="P22"><text:tab/>Există trei <text:s/>simboluri de redirecționare: </text:p>
      <text:p text:style-name="P4"><text:span text:style-name="T1"><text:tab/></text:span><text:span text:style-name="T9">&gt;, &gt;&gt;</text:span><text:span text:style-name="T1"> si </text:span><text:span text:style-name="T9">&lt;</text:span></text:p>
      <text:p text:style-name="P1"/>
      <text:p text:style-name="P1"/>
      <text:p text:style-name="P13"><text:span text:style-name="T1">Un caz particular de evaluare, îl constituie comanda </text:span><text:span text:style-name="T9">let</text:span><text:span text:style-name="T1"> a cărei sintaxă este:</text:span></text:p>
      <text:p text:style-name="P23"/>
      <text:p text:style-name="P12"><text:soft-page-break/><text:span text:style-name="T5">Comanda </text:span><text:span text:style-name="T11">test</text:span><text:span text:style-name="T6">. Această comandă este folosită <text:s/>în </text:span><text:span text:style-name="T13">shell</text:span><text:span text:style-name="T6"> pentru a evalua expresii condiționate. Se folosește pentru a evalua o condiție care este folosită la luarea unei decizii sau ca condiție pentru terminarea sau continuarea iterațiilor. Are următoarea formă:</text:span></text:p>
      <text:p text:style-name="P14"><text:span text:style-name="T6"><text:tab/></text:span><text:span text:style-name="T13">test</text:span><text:span text:style-name="T6"> expresie <text:s/>sau <text:s/>[expresie] <text:s/>-&gt; întoarce</text:span><text:span text:style-name="T13"> True</text:span><text:span text:style-name="T6"> sau</text:span><text:span text:style-name="T13"> False</text:span></text:p>
      <text:p text:style-name="P25"/>
      <text:p text:style-name="P15"><text:span text:style-name="T3">ntroducerea de la tastatură, comanda </text:span><text:span text:style-name="T7">read</text:span><text:span text:style-name="T12">.</text:span><text:span text:style-name="T1"> Aceasta comandă este folosită pentru preluarea datelor de la un utilizator, prin intermediul tastaturii (delimitarea </text:span><text:span text:style-name="T6">spațiu sau tab, după introducerea ultimului caracter</text:span><text:span text:style-name="T1"> - </text:span><text:span text:style-name="T12">enter</text:span><text:span text:style-name="T1">) și memorarea datelor în variabile. </text:span></text:p>
      <text:p text:style-name="P16"><text:tab/>Sintaxa:</text:p>
      <text:p text:style-name="P17"><text:span text:style-name="T2"><text:tab/></text:span><text:span text:style-name="T15">read</text:span><text:span text:style-name="T2"> variabila1 <text:s/>variabila2 <text:s/>... variabilaN</text:span></text:p>
      <text:p text:style-name="P26"/>
      <text:p text:style-name="P24">Alte variabile importante: </text:p>
      <text:list xml:id="list4153912701" text:style-name="WW8Num40">
        <text:list-item>
          <text:p text:style-name="P29"><text:span text:style-name="T13">$#</text:span><text:span text:style-name="T6"> - conține numărul de opțiuni transmise programului <text:s/>în linia de comandă;</text:span></text:p>
        </text:list-item>
        <text:list-item>
          <text:p text:style-name="P29"><text:span text:style-name="T13">$?</text:span><text:span text:style-name="T6"> - conține valoarea de ieșire a ultimei comenzi executate (orice program executat întoarce o valoare; de obicei valoarea 0 înseamnă terminare normală a programului);</text:span></text:p>
        </text:list-item>
        <text:list-item>
          <text:p text:style-name="P29"><text:span text:style-name="T13">$0</text:span><text:span text:style-name="T6"> - conține numele script-ului (numele programului);</text:span></text:p>
        </text:list-item>
        <text:list-item>
          <text:p text:style-name="P29"><text:span text:style-name="T13">$*</text:span><text:span text:style-name="T6"> - conține toate argumentele care au fost transmise;</text:span></text:p>
        </text:list-item>
        <text:list-item>
          <text:p text:style-name="P30"><text:span text:style-name="T14">"$@"</text:span><text:span text:style-name="T16"> - conține toate argumentele care au fost transmise programului <text:s/>în linia de comandă, fiecare între "".</text:span></text:p>
        </text:list-item>
      </text:list>
      <text:p text:style-name="P12"><text:span text:style-name="T5">Structuri de control pentru script-uri</text:span><text:span text:style-name="T6">. În cadrul programării shell deosebim 2 tipuri de structuri principale:</text:span></text:p>
      <text:list xml:id="list614091848" text:style-name="WW8Num12">
        <text:list-item>
          <text:p text:style-name="P28"><text:span text:style-name="T6">structuri de decizie : </text:span><text:span text:style-name="T13">if, select și case</text:span></text:p>
        </text:list-item>
        <text:list-item>
          <text:p text:style-name="P31"><text:span text:style-name="T16">structuri iterative (de buclă): </text:span><text:span text:style-name="T14">while, until și fo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1" style:display-name="List Paragraph1" style:family="paragraph" style:parent-style-name="Standard" style:list-style-name="">
      <style:paragraph-properties fo:margin-left="0.5in" fo:margin-right="0in" fo:margin-top="0in" fo:margin-bottom="0.111in" loext:contextual-spacing="false" fo:text-indent="0in" style:auto-text-indent="false"/>
    </style:style>
    <style:style style:name="Стандартный_20_HTML" style:display-name="Стандартный HTML" style:family="paragraph" style:parent-style-name="Standard" style:list-style-name="">
      <style:paragraph-properties fo:margin-left="0in" fo:margin-right="0in" fo:margin-top="0in" fo:margin-bottom="0in" loext:contextual-spacing="false" style:line-height-at-least="0.0693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WW8Num8z0" style:family="text">
      <style:text-properties style:font-name="Symbol" fo:font-family="Symbol" style:font-family-generic="roman" style:font-pitch="variable" style:font-charset="x-symbol" fo:font-size="12pt" fo:language="ro" fo:country="RO" style:font-size-asian="12pt" style:font-name-complex="OpenSymbol" style:font-family-complex="OpenSymbol" style:font-pitch-complex="variable" style:font-size-complex="12pt"/>
    </style:style>
    <style:style style:name="WW8Num8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9z0" style:family="text">
      <style:text-properties style:font-name="Symbol" fo:font-family="Symbol" style:font-family-generic="roman" style:font-pitch="variable" style:font-charset="x-symbol" fo:font-size="12pt" fo:language="ro" fo:country="RO" style:font-size-asian="12pt" style:font-name-complex="Symbol" style:font-family-complex="Symbol" style:font-family-generic-complex="roman" style:font-pitch-complex="variable" style:font-charset-complex="x-symbol" style:font-size-complex="12pt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fo:color="#242729" style:font-name="Arial" fo:font-family="Arial" style:font-family-generic="swiss" style:font-pitch="variable" fo:font-size="12pt" fo:language="ro" fo:country="RO" fo:font-style="normal" fo:font-weight="bold" style:font-name-asian="Times New Roman" style:font-family-asian="'Times New Roman'" style:font-family-generic-asian="roman" style:font-pitch-asian="variable" style:font-size-asian="12pt" style:font-style-asian="normal" style:font-weight-asian="bold" style:font-name-complex="Liberation Serif1" style:font-family-complex="'Liberation Serif', 'Times New Roman'" style:font-family-generic-complex="roman" style:font-pitch-complex="variable" style:font-size-complex="12pt"/>
    </style:style>
    <style:style style:name="WW8Num40z1" style:family="text">
      <style:text-properties fo:color="#242729" style:font-name="Arial" fo:font-family="Arial" style:font-family-generic="swiss" style:font-pitch="variable" fo:font-size="12pt" fo:language="ro" fo:country="RO" style:font-size-asian="12pt" style:font-name-complex="Arial" style:font-family-complex="Arial" style:font-family-generic-complex="swiss" style:font-pitch-complex="variable" style:font-size-complex="12pt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0" style:family="text">
      <style:text-properties style:font-name="Symbol" fo:font-family="Symbol" style:font-family-generic="roman" style:font-pitch="variable" style:font-charset="x-symbol" fo:font-size="12pt" fo:language="ro" fo:country="RO" style:font-name-asian="Times New Roman" style:font-family-asian="'Times New Roman'" style:font-family-generic-asian="roman" style:font-pitch-asian="variable" style:font-size-asian="12pt" style:font-name-complex="Symbol" style:font-family-complex="Symbol" style:font-family-generic-complex="roman" style:font-pitch-complex="variable" style:font-charset-complex="x-symbol" style:font-size-complex="12pt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8">
      <text:list-level-style-bullet text:level="1" text:style-name="WW8Num8z0" style:num-suffix="." text:bullet-char="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>
      <text:list-level-style-bullet text:level="1" text:style-name="WW8Num40z0" style:num-suffix="." text:bullet-char="−">
        <style:list-level-properties text:list-level-position-and-space-mode="label-alignment">
          <style:list-level-label-alignment text:label-followed-by="listtab" text:list-tab-stop-position="0.3937in" fo:text-indent="-0.25in" fo:margin-left="0.5in"/>
        </style:list-level-properties>
        <style:text-properties style:font-name="Arial"/>
      </text:list-level-style-bullet>
      <text:list-level-style-bullet text:level="2" text:style-name="WW8Num40z1" style:num-suffix="." text:bullet-char="−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0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0z4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0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0z4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09:50:44.572608900</meta:creation-date>
    <meta:editing-duration>PT7M5S</meta:editing-duration>
    <meta:editing-cycles>2</meta:editing-cycles>
    <meta:generator>LibreOffice/6.0.7.3$Linux_X86_64 LibreOffice_project/00m0$Build-3</meta:generator>
    <dc:date>2019-10-04T09:50:55.876168977</dc:date>
    <meta:document-statistic meta:table-count="0" meta:image-count="0" meta:object-count="0" meta:page-count="2" meta:paragraph-count="43" meta:word-count="529" meta:character-count="3484" meta:non-whitespace-character-count="2982"/>
  </office:meta>
</office:document-meta>
</file>